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dobe Caslon Pro Bold" style:font-family-asian="Adobe Gothic Std B" style:font-family-generic="roman" style:font-family-generic-asian="swiss" style:font-pitch="variable" style:font-pitch-asian="variable" fo:font-size="0.54167in" style:font-size-asian="0.54167in" style:font-size-complex="0.5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dobe Caslon Pro Bold" style:font-family-asian="Adobe Gothic Std B" style:font-family-generic="roman" style:font-family-generic-asian="swiss" style:font-pitch="variable" style:font-pitch-asian="variable" fo:font-size="0.54167in" style:font-size-asian="0.54167in" style:font-size-complex="0.5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dobe Gothic Std B" style:font-family-asian="Adobe Gothic Std B" style:font-family-generic="swiss" style:font-family-generic-asian="swiss" style:font-pitch="variable" style:font-pitch-asian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 style:parent-style-name="Graphics">
      <style:graphic-properties draw:fill="none" draw:stroke="none"/>
    </style:style>
    <style:style style:family="text" style:name="a38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dobe Gothic Std B" style:font-family-asian="Adobe Gothic Std B" style:font-family-generic="swiss" style:font-family-generic-asian="swiss" style:font-pitch="variable" style:font-pitch-asian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2">
      <style:graphic-properties draw:fill="none" draw:stroke="none"/>
    </style:style>
    <style:style style:family="text" style:name="a3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dobe Gothic Std B" style:font-family-asian="Adobe Gothic Std B" style:font-family-generic="swiss" style:font-family-generic-asian="swiss" style:font-pitch="variable" style:font-pitch-asian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4" style:parent-style-name="Graphics">
      <style:graphic-properties draw:fill="none" draw:stroke="non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 style:parent-style-name="Graphics">
      <style:graphic-properties draw:fill="none" draw:stroke="non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8" style:parent-style-name="Graphics">
      <style:graphic-properties draw:fill="none" draw:stroke="non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dobe Gothic Std B" style:font-family-asian="Adobe Gothic Std B" style:font-family-generic="swiss" style:font-family-generic-asian="swiss" style:font-pitch="variable" style:font-pitch-asian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dobe Gothic Std B" style:font-family-asian="Adobe Gothic Std B" style:font-family-generic="swiss" style:font-family-generic-asian="swiss" style:font-pitch="variable" style:font-pitch-asian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dobe Caslon Pro Bold" style:font-family-asian="Adobe Gothic Std B" style:font-family-generic="roman" style:font-family-generic-asian="swiss" style:font-pitch="variable" style:font-pitch-asian="variable" fo:font-size="0.54167in" style:font-size-asian="0.54167in" style:font-size-complex="0.5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92" draw:name="Titre 1" svg:x="1.77892in" svg:y="3.17641in" svg:width="10in" svg:height="2.61111in">
          <draw:text-box>
            <text:p text:style-name="a382" text:class-names="" text:cond-style-name=""><text:span text:style-name="a381" text:class-names="">TP 2(SOA)</text:span></text:p>
            <text:p text:style-name="a387" text:class-names="" text:cond-style-name=""><text:span text:style-name="a383" text:class-names=""><text:s text:c="1"/></text:span><text:span text:style-name="a384" text:class-names="">Amina<text:s text:c="1"/></text:span><text:span text:style-name="a385" text:class-names="">bouhari</text:span><text:span text:style-name="a386" text:class-names=""/></text:p>
            <text:p text:style-name="a391" text:class-names="" text:cond-style-name=""><text:span text:style-name="a388" text:class-names="">Lsi3</text:span><text:span text:style-name="a389" text:class-names=""><text:s text:c="1"/>3,1</text:span><text:span text:style-name="a390" text:class-names=""><text:line-break/></text:span></text:p>
          </draw:text-box>
          <svg:title/>
          <svg:desc/>
        </draw:frame>
      </draw:page>
      <draw:page draw:name="Slide2" draw:style-name="a393" draw:master-page-name="Master1-Layout2-obj-Titre-et-contenu" presentation:presentation-page-layout-name="Master1-PPL2" draw:id="Slide-257">
        <draw:frame draw:id="id64" draw:style-name="a394" draw:name="Image 5" svg:x="0.2551in" svg:y="0.28571in" svg:width="12.72449in" svg:height="7.1575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395" draw:master-page-name="Master1-Layout2-obj-Titre-et-contenu" presentation:presentation-page-layout-name="Master1-PPL2" draw:id="Slide-258">
        <draw:frame draw:id="id65" draw:style-name="a396" draw:name="Image 3" svg:x="0.25057in" svg:y="0.4898in" svg:width="13.08276in" svg:height="6.8775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397" draw:master-page-name="Master1-Layout2-obj-Titre-et-contenu" presentation:presentation-page-layout-name="Master1-PPL2" draw:id="Slide-259">
        <draw:frame draw:id="id66" draw:style-name="a398" draw:name="Image 3" svg:x="0.84694in" svg:y="0.59184in" svg:width="11in" svg:height="6.187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399" draw:master-page-name="Master1-Layout2-obj-Titre-et-contenu" presentation:presentation-page-layout-name="Master1-PPL2" draw:id="Slide-260">
        <draw:frame draw:id="id67" draw:style-name="a400" draw:name="Image 3" svg:x="0.33334in" svg:y="0.22449in" svg:width="12.23809in" svg:height="7.1020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401" draw:master-page-name="Master1-Layout2-obj-Titre-et-contenu" presentation:presentation-page-layout-name="Master1-PPL2" draw:id="Slide-261">
        <draw:frame draw:id="id68" presentation:style-name="a402" draw:name="Espace réservé du contenu 3" svg:x="0.80442in" svg:y="0.60204in" svg:width="11.47109in" svg:height="6.71429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r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dmin</meta:initial-creator>
    <dc:creator>Admin</dc:creator>
    <meta:creation-date>2023-10-22T20:38:59Z</meta:creation-date>
    <dc:date>2023-10-22T20:41:14Z</dc:date>
    <meta:editing-cycles>1</meta:editing-cycles>
    <meta:editing-duration>PT135S</meta:editing-duration>
    <meta:document-statistic meta:paragraph-count="3" meta:word-count="8"/>
  </office:meta>
</office:document-meta>
</file>